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5.342cm" svg:y="0.93c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6cm" svg:height="7.197cm" svg:x="7.82cm" svg:y="12.744cm">
            <draw:object draw:notify-on-update-of-ranges="Sheet1.A29:Sheet1.A38 Sheet1.B29:Sheet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617cm" svg:y="21.775cm">
            <draw:object draw:notify-on-update-of-ranges="Sheet1.A49:Sheet1.A58 Sheet1.B49:Sheet1.B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N(worst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N(best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01:56.539278579</meta:creation-date>
    <dc:date>2024-01-22T10:35:29.836798936</dc:date>
    <meta:editing-duration>PT1M11S</meta:editing-duration>
    <meta:editing-cycles>1</meta:editing-cycles>
    <meta:document-statistic meta:table-count="1" meta:cell-count="66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:Sheet1.B11" svg:x="0.758cm" svg:y="0.183cm" svg:width="12.505cm" svg:height="8.643cm">
          <chart:coordinate-region svg:x="1.565cm" svg:y="0.382cm" svg:width="11.511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1</svg:desc>
                </draw:g>
              </table:table-cell>
              <table:table-cell office:value-type="float" office:value="6">
                <text:p>6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97cm" svg:height="7.198cm" xlink:href=".." xlink:type="simple" chart:class="chart:scatter" chart:style-name="ch1">
        <chart:legend chart:legend-position="end" svg:x="9.945cm" svg:y="3.3cm" style:legend-expansion="high" chart:style-name="ch2"/>
        <chart:plot-area chart:style-name="ch3" table:cell-range-address="Sheet1.A29:Sheet1.B38" svg:x="0.255cm" svg:y="0.143cm" svg:width="9.435cm" svg:height="6.912cm">
          <chart:coordinate-region svg:x="1.062cm" svg:y="0.342cm" svg:width="8.441cm" svg:height="6.0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8" chart:class="chart:scatter">
            <chart:domain table:cell-range-address="Sheet1.A29:Sheet1.A38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9:Sheet1.A38</svg:desc>
                </draw:g>
              </table:table-cell>
              <table:table-cell office:value-type="float" office:value="5">
                <text:p>5</text:p>
                <draw:g>
                  <svg:desc>Sheet1.B29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9:Sheet1.B58" svg:x="0.32cm" svg:y="0.18cm" svg:width="12.508cm" svg:height="8.64cm">
          <chart:coordinate-region svg:x="1.047cm" svg:y="0.38cm" svg:width="11.59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B58" chart:class="chart:scatter">
            <chart:domain table:cell-range-address="Sheet1.A49:Sheet1.A58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9:Sheet1.A58</svg:desc>
                </draw:g>
              </table:table-cell>
              <table:table-cell office:value-type="float" office:value="1">
                <text:p>1</text:p>
                <draw:g>
                  <svg:desc>Sheet1.B49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